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table:align="margins"/>
    </style:style>
    <style:style style:name="Таблица1.A" style:family="table-column">
      <style:table-column-properties style:rel-column-width="32767*"/>
    </style:style>
    <style:style style:name="Таблица1.B" style:family="table-column">
      <style:table-column-properties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 style:text-overline-style="solid" style:text-overline-width="auto" style:text-overline-color="font-color"/>
    </style:style>
    <style:style style:name="P5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style:font-name="Times New Roman" fo:language="ru" fo:country="RU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style:font-name-asian="Times New Roman1" style:font-name-complex="Times New Roman1"/>
    </style:style>
    <style:style style:name="P10" style:family="paragraph" style:parent-style-name="Text_20_body" style:list-style-name="L1">
      <style:text-properties style:font-name="Times New Roman" fo:language="ru" fo:country="RU"/>
    </style:style>
    <style:style style:name="P11" style:family="paragraph" style:parent-style-name="Text_20_body" style:list-style-name="L1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language="en" fo:country="US" style:font-name-asian="Times New Roman1" style:font-name-complex="Times New Roman1"/>
    </style:style>
    <style:style style:name="T3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anguage="ru" fo:country="RU" style:font-name-asian="Times New Roman1" style:font-name-complex="Times New Roman1"/>
    </style:style>
    <style:style style:name="T5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-asian="Times New Roman3" style:font-name-complex="Times New Roman3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0093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Ключ управляемый нормально замкнутый тип 1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7">| векторизован | С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1cm" svg:height="2.2cm" draw:z-index="0"><draw:image xlink:href="../../odt/images/0093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2" office:value-type="string">
            <text:p text:style-name="P2">на схеме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5" table:number-columns-spanned="2" office:value-type="string">
            <text:p text:style-name="P9">Блок реализует функцию управляемого ключа по алгоритму:</text:p>
            <text:p text:style-name="P6"><draw:frame draw:style-name="fr4" draw:name="Object3" text:anchor-type="as-char" svg:width="8.701cm" svg:height="1.268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p text:style-name="Text_20_body"><text:span text:style-name="T4">где</text:span><text:span text:style-name="T1"><draw:frame draw:style-name="fr4" draw:name="Object1" text:anchor-type="as-char" svg:width="1.064cm" svg:height="0.56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— входной сигнал блока </text:span><text:span text:style-name="T2">(</text:span><text:span text:style-name="T1">или вектор сигналов),</text:span><text:span text:style-name="T1"><draw:frame draw:style-name="fr4" draw:name="Object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— выходной сигнал блока (или вектор сигналов).</text:span></text:p>
            <text:p text:style-name="Text_20_body"><text:span text:style-name="T4">Управляющий сигнал входит в блок </text:span><text:span text:style-name="T5">сверху</text:span><text:span text:style-name="T6">. В процессе расчета изображение блока меняется, в зависимости от наличия управляющего сигнала: в нормальном положении ключ </text:span><text:span text:style-name="T5">замкнут</text:span><text:span text:style-name="T3">,</text:span><text:span text:style-name="T6"> при подаче управляющего сигнала ключ </text:span><text:span text:style-name="T5">разомкнут</text:span><text:span text:style-name="T6">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3"><draw:frame draw:style-name="fr3" draw:name="Графический объект3" text:anchor-type="as-char" svg:width="6.38cm" svg:height="2.829cm" draw:z-index="0"><draw:image xlink:href="../../odt/images/0093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3"><draw:frame draw:style-name="fr2" draw:name="Графический объект4" text:anchor-type="as-char" svg:width="6.38cm" svg:height="2.829cm" draw:z-index="0"><draw:image xlink:href="../../odt/images/0093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4">Управляющий = 0</text:p>
                </table:table-cell>
                <table:table-cell table:style-name="Таблица1.A1" office:value-type="string">
                  <text:p text:style-name="P4">Управляющий = 1</text:p>
                </table:table-cell>
              </table:table-row>
            </table:table>
            <text:p text:style-name="Text_20_body">Блок представляет собой субмодель (сборку). Для того чтобы посмотреть структуру алгоритма – нажмите правой кнопкой «Действия» <text:span text:style-name="T7">→</text:span> «Войти в субмодель».</text:p>
            <text:p text:style-name="Text_20_body"><text:span text:style-name="T5">Свойства</text:span><text:span text:style-name="T4">:</text:span><text:span text:style-name="T6"> для работы блока свойства задавать не требуется.</text:span></text:p>
            <text:p text:style-name="P8">Примечания:</text:p>
            <text:list xml:id="list971615940992299143" text:style-name="L1">
              <text:list-item>
                <text:p text:style-name="P10">По умолчанию блок формирует <text:span text:style-name="T8">скалярный</text:span> выходной сигнал.</text:p>
              </text:list-item>
              <text:list-item>
                <text:p text:style-name="P11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замкнутый тип 1</dc:title>
    <dc:date>2012-03-30T16:11:10.21</dc:date>
    <meta:generator>OpenOffice_Beta/4.1.0$Win32 OpenOffice.org_project/410m14$Build-9760</meta:generator>
    <meta:editing-duration>PT1H13M27S</meta:editing-duration>
    <meta:editing-cycles>31</meta:editing-cycles>
    <meta:document-statistic meta:table-count="2" meta:image-count="4" meta:object-count="3" meta:page-count="1" meta:paragraph-count="19" meta:word-count="124" meta:character-count="849"/>
  </office:meta>
</office:document-meta>
</file>

<file path=Object 1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7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x(t),    ~ если ~ Управляющий(t) = 0; #
alignl 0, ~ если ~ Управляющий(t) = 1;}  right none
</annotation>
  </semantics>
</math>
</file>